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tyle:font-face style:name="OpenSymbol" svg:font-family="OpenSymbol"/>
    <style:font-face style:name="Tahoma1" svg:font-family="Tahoma"/>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fo:color="#444444" style:font-name="Open Sans" fo:font-size="9.89999961853027pt" fo:letter-spacing="normal" fo:font-style="normal" fo:font-weight="normal"/>
    </style:style>
    <style:style style:name="P2"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3"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language-asian="zxx" style:country-asian="none" style:language-complex="zxx" style:country-complex="none"/>
    </style:style>
    <style:style style:name="P4" style:family="paragraph" style:parent-style-name="Text_20_body">
      <style:text-properties fo:color="#009900" style:font-name="Roboto" fo:language="ru" fo:country="RU"/>
    </style:style>
    <style:style style:name="P5" style:family="paragraph" style:parent-style-name="Text_20_body">
      <style:text-properties style:font-name="Roboto" fo:language="ru" fo:country="RU"/>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9" style:family="paragraph" style:parent-style-name="Text_20_body" style:list-style-name="L1">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0" style:family="paragraph" style:parent-style-name="Text_20_body" style:list-style-name="L2">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1" style:family="paragraph" style:parent-style-name="Text_20_body" style:list-style-name="L3">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2" style:family="paragraph" style:parent-style-name="Text_20_body" style:list-style-name="L5">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3" style:family="paragraph" style:parent-style-name="Text_20_body" style:list-style-name="L6">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4" style:family="paragraph" style:parent-style-name="Text_20_body" style:list-style-name="L7">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5" style:family="paragraph" style:parent-style-name="Text_20_body">
      <style:text-properties fo:color="#009900" style:font-name="Roboto" fo:language="en" fo:country="US"/>
    </style:style>
    <style:style style:name="P16" style:family="paragraph" style:parent-style-name="Text_20_body" style:list-style-name="L4">
      <style:text-properties style:font-name="Roboto" fo:language="ru" fo:country="RU"/>
    </style:style>
    <style:style style:name="P17" style:family="paragraph" style:parent-style-name="Heading_20_1">
      <style:text-properties style:font-name="Roboto"/>
    </style:style>
    <style:style style:name="P18" style:family="paragraph" style:parent-style-name="Heading_20_2">
      <style:text-properties style:font-name="Roboto"/>
    </style:style>
    <style:style style:name="P19" style:family="paragraph" style:parent-style-name="Heading_20_2">
      <style:paragraph-properties fo:margin-top="0.423cm" fo:margin-bottom="0.212cm" fo:keep-with-next="always"/>
      <style:text-properties style:font-name="Roboto" fo:language="zxx" fo:country="none" style:font-name-asian="Andale Sans UI" style:language-asian="zxx" style:country-asian="none" style:font-name-complex="Tahoma" style:language-complex="zxx" style:country-complex="none"/>
    </style:style>
    <style:style style:name="T1" style:family="text">
      <style:text-properties fo:background-color="#ffff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6">Мебель<text:tab/>1</text:p>
          <text:p text:style-name="P6">Зеркало<text:tab/>1</text:p>
          <text:p text:style-name="P7">Кривые зеркала<text:tab/>1</text:p>
          <text:p text:style-name="P7">Фацетные зеркала<text:tab/>2</text:p>
          <text:p text:style-name="P7">Зеркала с еврокромкой<text:tab/>2</text:p>
          <text:p text:style-name="P7">Состаренные зеркала<text:tab/>2</text:p>
          <text:p text:style-name="P7">Зеркальная плитка<text:tab/>3</text:p>
          <text:p text:style-name="P6">Стекло<text:tab/>3</text:p>
          <text:p text:style-name="P6">Услуги<text:tab/>3</text:p>
          <text:p text:style-name="P6">Преимущества<text:tab/>3</text:p>
        </text:index-body>
      </text:table-of-content>
      <text:h text:style-name="P17" text:outline-level="1">Мебель</text:h>
      <text:h text:style-name="P17" text:outline-level="1">Зеркало</text:h>
      <text:h text:style-name="P18" text:outline-level="2">Кривые зеркала</text:h>
      <text:p text:style-name="P2">Кривые зеркала специально изготавливаются так, чтобы их отражающая поверхность была изогнутой. В результате кривое зеркало показывает искаженное изображение. </text:p>
      <text:p text:style-name="P2">Область применения кривых зеркал ограничивается лишь фантазией: это могут быть комнаты смеха или дизайнерские решения в интерьере. Кривые зеркала используют в качестве средства привлечения внимания и поднятия настроения покупателям в магазинах. Без кривых зеркал не обходится уже практически ни одна примерочная кабинка в магазине: совсем чуть-чуть искривленное зеркало визуально вытягивает фигуру, делая её более стройной. </text:p>
      <text:p text:style-name="P2">Современные кривые зеркала изготавливают из акрила. Акриловые кривые зеркала обладают целым рядом преимуществ по сравнению с традиционными стеклянными зеркалами: </text:p>
      <text:list xml:id="list1936233290319669988" text:style-name="L1">
        <text:list-item>
          <text:p text:style-name="P9">Основание не подвержено воздействию влаги и перепадам температур. Так можно разместить кривое зеркало на улице. </text:p>
        </text:list-item>
        <text:list-item>
          <text:p text:style-name="P9">Акрил значительно легче стекла. </text:p>
        </text:list-item>
        <text:list-item>
          <text:p text:style-name="P9">Акриловое кривое зеркало практически невозможно разбить, оно очень стойкое к внешним воздействиям.</text:p>
        </text:list-item>
        <text:list-item>
          <text:p text:style-name="P9">Цветное основание зеркала позволит воплотить в жизнь самые креативные дизайнерские идеи.</text:p>
        </text:list-item>
      </text:list>
      <text:p text:style-name="P2">Изготовление кривых зеркал - непростая задача для специалистов. Сначала производятся расчеты для определения геометрии отражающей поверхности кривого зеркала, для получения необходимого оптического эффекта. Затем изготавливается отражающая поверхность с заданными параметрами искривления. На этом этапе особенно важно соблюдать температурный режим вплоть до десятых долей градуса, иначе будущее зеркало или треснет или оптический эффект получится не таким, как нужно. На полученную поверхность наносится отражающий слой, а не него - несколько слоёв защиты от механических и химических повреждений. </text:p>
      <text:p text:style-name="P2">Заказать кривое зеркало, специально спроектированное для Ваших нужд, можно в нашей компании. Позвоните нам, или оставьте заявку на звонок, и наши специалисты подберут для Вас наилучшее решение. </text:p>
      <text:p text:style-name="P2">Наше производственное оборудование позволяет изготовить кривые зеркала любой конфигурации. Размеры кривых зеркал — от __ до __. </text:p>
      <text:p text:style-name="P2"><text:soft-page-break/>Производство одной зеркальной поверхности размерами ____ занимает в среднем ___ дня.</text:p>
      <text:p text:style-name="P2">Примеры наших работ:</text:p>
      <text:p text:style-name="P2">Цены:</text:p>
      <text:h text:style-name="P19" text:outline-level="2">Фацетные зеркала</text:h>
      <text:p text:style-name="P2">Термин «фацет» означает «ограненная плоскость». Фацетное зеркало — это зеркало с гранеными, скошенными краями.</text:p>
      <text:p text:style-name="P2">Сегодня фацетные зеркала — современная и популярная тенденция в дизайне интерьеров. Фацетные зеркала используют для создания оригинальных элементов декора, фацетными зеркалами можно украсить как небольшой участок стены, так и создать целые зеркальные панно. Фацетные зеркала в современном интерьере подчеркивают минимализм пространства. Грамотно размещенное зеркало визуально увеличит пространство и добавит освещенности там, где естественных источников света недостаточно.</text:p>
      <text:p text:style-name="P2">Фацетная огранка зеркал оригинально смотрится в интерьере, поэтому зачастую фацетные зеркала и их комбинации часто используют без рамки. Также выигрышно смотрятся объемные 3D зеркала, каждая грань которых дополнительно имеет фацетную огранку.</text:p>
      <text:p text:style-name="P2">Фацетная обработка кромки бывает двух основных типов: прямолинейная и криволинейная обработка. При прямолинейной обработке выполняется прямой срез под углом к основной плоскости, длинна среза варьируется от 3 до 40 мм. Криволинейный фацет используется для создания зеркал округлых и нестандартных форм.</text:p>
      <text:p text:style-name="P3">Обработка зеркал и стекла фацетом производится при помощи высокотехнологичных станков, которые с высокой точностью срезают фаску со стекла под необходимым углом и одновременно шлифуют срезанную поверхность.</text:p>
      <text:p text:style-name="P3">Мы производим любые виды зеркал с фацетной обработкой. Это могут быть отдельные настенные или напольные зеркала, зеркальная плитка, зеркальное панно, зеркала для мебели или влагозащищенные зеркала для ванной комнаты. </text:p>
      <text:p text:style-name="P3">Если Вы интересуетесь фацетными зеркалами — просто свяжитесь с нами, <text:s/>и наши специалисты проконсультируют Вас по всем интересующим Вас вопросам, а также подберут подходящее именно Вам рашение.</text:p>
      <text:p text:style-name="P2">Примеры наших работ: </text:p>
      <text:p text:style-name="P2">Цены:</text:p>
      <text:p text:style-name="P2">Фацетные зеркала в интерьере:</text:p>
      <text:h text:style-name="P19" text:outline-level="2">Зеркала с еврокромкой</text:h>
      <text:p text:style-name="P2">Еврокромка — это более простой, по сравнению с фацетной огранкой, способ обработки краев стекла и зеркал. Обработка еврокромкой — это простая шлифовка и полировка краев зеркала после нарезки. </text:p>
      <text:p text:style-name="P2">Простая обработка краев стекла еврокромкой производится в два этапа: </text:p>
      <text:p text:style-name="P2">Шлифовка краев зеркала — в результате <text:s/>край становится шероховатым и матовым, но уже абсолютно безопасным. </text:p>
      <text:p text:style-name="P2">Полировка краев — торцы зеркала или стекла становятся прозрачными.</text:p>
      <text:p text:style-name="P2">Обработать еврокромкой может быть прямолинейной или криволинейной. Форма профиля обрабатываемых срезов может быть самая разнообразная.</text:p>
      <text:p text:style-name="P2">У нас Вы можете заказать зеркала любой формы и назначения с обработкой краев еврокромкой, а также зеркальную плитку с еврокромкой или целые зеркальные панно. Просто свяжитесь с нами, и <text:soft-page-break/>наши специалисты ответят на все Ваши вопросы.</text:p>
      <text:p text:style-name="P2">Еврокромка — дополнительные фото:</text:p>
      <text:p text:style-name="P2">Цены: </text:p>
      <text:h text:style-name="P19" text:outline-level="2">Состаренные зеркала</text:h>
      <text:p text:style-name="P2">Винтаж и старинные изделия прочно вошли в моду не только в одежде и аксессуарах, но и в дизайне помещений. Особой популярностью у дизайнеров пользуются состаренные зеркала. Они одинаково хорошо впишутся как в современный лофт, так и <text:s/>более изысканные интерьерные решения. Использование состаренных зеркал в интерьере всегда подчеркивает утонченный вкус владельца и его внимание к деталям.</text:p>
      <text:p text:style-name="P2">Купить действительно старинное зеркало решится далеко не каждый. Во-первых старинные зеркала, как и другой антиквариат, стоят весьма недешево. Во-вторых со старинными зеркалами связано множество поверий и предрассудков.</text:p>
      <text:p text:style-name="P2">Но если вы хотите видеть в Вашем интерьере старинное зеркало, то лучшее решение — искусственно состаренное зеркало. </text:p>
      <text:p text:style-name="P2">Характерный эффект на состаренном зеркале чаще всего достигается путем химического <text:s/>травления и иногда — механической обработки зеркальной поверхности. Иногда применяется ручное нанесение сусального золота, серебра или бронзы. Такая технология позволяет получить оригинальный и абсолютно уникальный эффект. Рисунок, дающий эффект старины (пятна, потертости, какелюр) для каждого зеркала получаются уникальными.</text:p>
      <text:p text:style-name="P2">Наше оборудование позволяет выбрать глубину и интенсивность эффекта состаривания. Также можно изготовить зеркало с различными эффектами самой отражающей поверхности: размытие, искажение, цветовой тон.</text:p>
      <text:p text:style-name="P2">В нашей компании Вы можете заказать состаренное зеркало любой формы и размера. При необходимости мы подберем подходящий багет, а также выполним монтажные работы. Заказывая состаренное зеркало у нас, Вы получите уникальное изделие. Наши опытные специалисты могут создать самые разнообразные рисунки и эффекты, подходящие именно Вашему интерьеру.</text:p>
      <text:p text:style-name="P2">Примеры наших работ: </text:p>
      <text:p text:style-name="P2">Состаренные зеркала в интерьере:</text:p>
      <text:h text:style-name="P19" text:outline-level="2">Зеркальная плитка</text:h>
      <text:p text:style-name="P2">Зеркальная плитка представляет собой одинаковые <text:span text:style-name="T1">фрагменты</text:span> зеркального полотна. <text:s/>Края зеркальной плитки обязательно обрабатываются или еврокромкой или фацетом. Такая обработка придает зеркальной плитке эстетичный вид, долговечность и безопасность в эксплуатации.</text:p>
      <text:p text:style-name="P2">Размеры и форма зеркальных плиток могут быть очень разнообразны. Зеркальная плитка бывает квадратная, прямоугольная, треугольная, возможны любые другие геометрические фигуры и сочетания. Мы также можем изготовить цветную зеркальную плитку.</text:p>
      <text:p text:style-name="P2">Грамотно размещенная зеркальная плитка оживит любой интерьер, визуально расширяя его и наполняя пространство прекрасными отражениями и переливами света.</text:p>
      <text:p text:style-name="P2">Достоинства зеркальной плитки:</text:p>
      <text:list xml:id="list2809938185286109438" text:style-name="L2">
        <text:list-item>
          <text:p text:style-name="P10">Легкость монтажа и долговечность: современные клеевые составы и проверенная технология установки упрощают процесс отделки зеркальной плиткой. Приклеить зеркальную плитку можно своими руками, соблюдая несложную инструкцию.</text:p>
        </text:list-item>
        <text:list-item>
          <text:p text:style-name="P10">Универсальность. Зеркальную плитку можно приклеить практически к любой поверхности. Декор зеркальной плиткой будет выигрышно смотреться в ванной, в прихожей, в столовой и на кухне. Зеркальная плитка будет стильно смотреться в любом интерьере.</text:p>
        </text:list-item>
        <text:list-item>
          <text:p text:style-name="P10"><text:soft-page-break/>Огромное разнообразие форм, цветов, размеров и способов отделки краев. Обычно зеркальная плитка выполняется в форме квадратов, но по Вашему желанию мы можем изготовить зеркальную плитку любой формы и размеров.</text:p>
        </text:list-item>
        <text:list-item>
          <text:p text:style-name="P10">Чистота и экологичность. Современная зеркальная плитка изготавливается из современных экологически чистых материалов и не содержит никаких вредных для здоровья примесей.</text:p>
        </text:list-item>
      </text:list>
      <text:p text:style-name="P2">Мы занимаемся изготовлением зеркальной плитки на заказ. Доверьте выполнение Вашего заказа нам, и Вы получите качественную стильную продукцию, изготовленную на современном оборудовании и прошедшую строжайший контроль качества. Наша зеркальная плитка будет радовать Вас много лет!</text:p>
      <text:p text:style-name="P2">Стандартные размеры зеркальной плитки:</text:p>
      <text:list xml:id="list3984865713294364337" text:style-name="L3">
        <text:list-item>
          <text:p text:style-name="P11">20х20 см</text:p>
        </text:list-item>
        <text:list-item>
          <text:p text:style-name="P11">30х30 см</text:p>
        </text:list-item>
        <text:list-item>
          <text:p text:style-name="P11">15х15 см</text:p>
        </text:list-item>
        <text:list-item>
          <text:p text:style-name="P11">12х12 см</text:p>
        </text:list-item>
        <text:list-item>
          <text:p text:style-name="P11">Ваш размер под заказ</text:p>
        </text:list-item>
      </text:list>
      <text:p text:style-name="P2">Форма зеркальной плитки</text:p>
      <text:list xml:id="list8840717832191320976" text:style-name="L7">
        <text:list-item>
          <text:p text:style-name="P14">квадрат</text:p>
        </text:list-item>
        <text:list-item>
          <text:p text:style-name="P14">прямоугольник</text:p>
        </text:list-item>
        <text:list-item>
          <text:p text:style-name="P14">треугольник</text:p>
        </text:list-item>
        <text:list-item>
          <text:p text:style-name="P14">ромб</text:p>
        </text:list-item>
        <text:list-item>
          <text:p text:style-name="P14">шестиугольник</text:p>
        </text:list-item>
        <text:list-item>
          <text:p text:style-name="P14">другая форма под заказ</text:p>
        </text:list-item>
      </text:list>
      <text:p text:style-name="P2">Обработка краев зеркальной плитки:</text:p>
      <text:list xml:id="list5757172367703626629" text:style-name="L5">
        <text:list-item>
          <text:p text:style-name="P12">фацет</text:p>
        </text:list-item>
        <text:list-item>
          <text:p text:style-name="P12">шлифовка</text:p>
        </text:list-item>
      </text:list>
      <text:p text:style-name="P2">Дополнительные эффекты</text:p>
      <text:list xml:id="list568636243462230055" text:style-name="L6">
        <text:list-item>
          <text:p text:style-name="P13">тонированное зеркало</text:p>
        </text:list-item>
        <text:list-item>
          <text:p text:style-name="P13">эффект состаривания</text:p>
        </text:list-item>
        <text:list-item>
          <text:p text:style-name="P13">нанесение рисунка</text:p>
        </text:list-item>
      </text:list>
      <text:h text:style-name="P17" text:outline-level="1">Стекло</text:h>
      <text:p text:style-name="P15"/>
      <text:p text:style-name="P5"/>
      <text:h text:style-name="P17" text:outline-level="1">Услуги</text:h>
      <text:p text:style-name="P4">Обработка стекла и зеркал</text:p>
      <text:p text:style-name="P4">Пескоструйная обработка</text:p>
      <text:p text:style-name="P4">Нанесение пленки на стекло</text:p>
      <text:p text:style-name="P4">Закалка стекла</text:p>
      <text:p text:style-name="P4"><text:soft-page-break/>УФ склейка</text:p>
      <text:h text:style-name="P17" text:outline-level="1">Преимущества</text:h>
      <text:list xml:id="list7962811975082124843" text:style-name="L4">
        <text:list-item>
          <text:p text:style-name="P16">Собственное производство</text:p>
        </text:list-item>
        <text:list-item>
          <text:p text:style-name="P16">Команда профессионалов</text:p>
        </text:list-item>
        <text:list-item>
          <text:p text:style-name="P16">Любовь к своему делу</text:p>
        </text:list-item>
      </text:list>
      <text:p text:style-name="P5"/>
      <text:p text:style-name="P1"/>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tyle:font-face style:name="OpenSymbol" svg:font-family="OpenSymbol"/>
    <style:font-face style:name="Tahoma1" svg:font-family="Tahoma"/>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2H43M50S</meta:editing-duration>
    <meta:editing-cycles>35</meta:editing-cycles>
    <meta:generator>OpenOffice/4.1.3$Unix OpenOffice.org_project/413m1$Build-9783</meta:generator>
    <dc:date>2017-05-11T20:57:14</dc:date>
    <dc:creator>Ксения Полякова</dc:creator>
    <meta:document-statistic meta:table-count="0" meta:image-count="0" meta:object-count="0" meta:page-count="5" meta:paragraph-count="98" meta:word-count="1193" meta:character-count="9049"/>
    <meta:user-defined meta:name="Info 1"/>
    <meta:user-defined meta:name="Info 2"/>
    <meta:user-defined meta:name="Info 3"/>
    <meta:user-defined meta:name="Info 4"/>
  </office:meta>
</office:document-meta>
</file>